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rzyjdź Duchu Święty,</text:span><text:span text:style-name="T1"><text:line-break/></text:span><text:span text:style-name="T1">ja pragnę,</text:span><text:span text:style-name="T1"><text:line-break/></text:span><text:span text:style-name="T1">oto dziś błagam Cię.</text:span><text:span text:style-name="T1"><text:line-break/></text:span><text:span text:style-name="T1"><text:line-break/></text:span><text:span text:style-name="T1">Przyjdź w swojej mocy i sile,</text:span><text:span text:style-name="T1"><text:line-break/></text:span><text:span text:style-name="T1">radością napełnij mnie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rzyjdź </text:span><text:span text:style-name="T1">jako mądrość</text:span><text:span text:style-name="T1"><text:line-break/></text:span><text:span text:style-name="T1">do dzieci,</text:span><text:span text:style-name="T1"><text:line-break/></text:span><text:span text:style-name="T1">przyjdź </text:span><text:span text:style-name="T1">jak ślepemu wzrok.</text:span><text:span text:style-name="T1"><text:line-break/></text:span><text:span text:style-name="T1"><text:line-break/></text:span><text:span text:style-name="T1">Przyjdź jako moc</text:span><text:span text:style-name="T1"><text:line-break/></text:span><text:span text:style-name="T1">w mej słabości,</text:span><text:span text:style-name="T1"><text:line-break/></text:span><text:span text:style-name="T1">Weź wszystko co moje jest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7T17:18:09</meta:creation-date>
    <dc:creator>Rafał Talacha</dc:creator>
    <dc:date>2009-01-27T15:49:12</dc:date>
    <dc:language>pl-PL</dc:language>
    <meta:editing-cycles>5</meta:editing-cycles>
    <meta:editing-duration>PT2M10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